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1cm" fo:min-width="3.10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3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51cm" fo:min-width="1.934cm"/>
      <style:paragraph-properties style:writing-mode="lr-tb"/>
    </style:style>
    <style:style style:name="gr4" style:family="graphic" style:parent-style-name="objectwithoutfill">
      <style:graphic-properties draw:marker-end="線の終点_20_5" draw:marker-end-width="0.3cm" draw:fill="none" draw:textarea-vertical-align="middle"/>
    </style:style>
    <style:style style:name="gr5" style:family="graphic" style:parent-style-name="objectwithoutfill">
      <style:graphic-properties draw:marker-end="線の終点_20_6" draw:marker-end-width="0.3cm" draw:fill="none" draw:textarea-vertical-align="middle"/>
    </style:style>
    <style:style style:name="gr6" style:family="graphic" style:parent-style-name="objectwithoutfill">
      <style:graphic-properties draw:marker-end="線の終点_20_7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線の終点_20_8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75cm" fo:min-width="1.934cm"/>
      <style:paragraph-properties style:writing-mode="lr-tb"/>
    </style:style>
    <style:style style:name="gr10" style:family="graphic" style:parent-style-name="objectwithoutfill">
      <style:graphic-properties draw:marker-end="線の終点_20_11" draw:marker-end-width="0.3cm" draw:fill="none" draw:textarea-vertical-align="middle"/>
    </style:style>
    <style:style style:name="gr11" style:family="graphic" style:parent-style-name="objectwithoutfill">
      <style:graphic-properties draw:marker-end="線の終点_20_12" draw:marker-end-width="0.3cm" draw:fill="none" draw:textarea-vertical-align="middle"/>
    </style:style>
    <style:style style:name="gr12" style:family="graphic" style:parent-style-name="objectwithoutfill">
      <style:graphic-properties draw:marker-end="線の終点_20_13" draw:marker-end-width="0.3cm" draw:fill="none" draw:textarea-vertical-align="middle"/>
    </style:style>
    <style:style style:name="gr13" style:family="graphic" style:parent-style-name="objectwithoutfill">
      <style:graphic-properties draw:marker-end="線の終点_20_14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2.716cm"/>
      <style:paragraph-properties style:writing-mode="lr-tb"/>
    </style:style>
    <style:style style:name="gr15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.076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3.66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3.947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5cm" fo:min-width="1.5cm"/>
      <style:paragraph-properties style:writing-mode="lr-tb"/>
    </style:style>
    <style:style style:name="gr21" style:family="graphic" style:parent-style-name="objectwithoutfill">
      <style:graphic-properties draw:marker-end="線の終点_20_18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1.27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" draw:id="id1" draw:layer="layout" svg:width="4cm" svg:height="1.5cm" svg:x="5cm" svg:y="9.5cm">
          <text:p text:style-name="P1">開始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4" draw:id="id4" draw:layer="layout" svg:width="4cm" svg:height="1.5cm" svg:x="5cm" svg:y="17.5cm">
          <text:p text:style-name="P1">終了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3" draw:id="id3" draw:layer="layout" svg:width="4cm" svg:height="1.5cm" svg:x="5cm" svg:y="14.5cm">
          <text:p text:style-name="P1">命令送信</text:p>
          <text:p text:style-name="P1">SendTex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2" draw:id="id2" draw:layer="layout" svg:width="4cm" svg:height="1.5cm" svg:x="5cm" svg:y="12cm">
          <text:p text:style-name="P1">ボタン操作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2" draw:layer="measurelines" draw:type="line" svg:x1="7cm" svg:y1="11cm" svg:x2="7cm" svg:y2="12cm" draw:start-shape="id1" draw:start-glue-point="6" draw:end-shape="id2" draw:end-glue-point="5" svg:d="M7000 11000v1000" svg:viewBox="0 0 1 1001">
          <text:p/>
        </draw:connector>
        <draw:connector draw:style-name="gr5" draw:text-style-name="P2" draw:layer="measurelines" draw:type="line" svg:x1="7cm" svg:y1="13.5cm" svg:x2="7cm" svg:y2="14.5cm" draw:start-shape="id2" draw:start-glue-point="8" draw:end-shape="id3" draw:end-glue-point="4" svg:d="M7000 13500v1000" svg:viewBox="0 0 1 1001">
          <text:p/>
        </draw:connector>
        <draw:connector draw:style-name="gr6" draw:text-style-name="P2" draw:layer="measurelines" draw:type="line" svg:x1="7cm" svg:y1="16cm" svg:x2="7cm" svg:y2="17.5cm" draw:start-shape="id3" draw:start-glue-point="6" draw:end-shape="id4" draw:end-glue-point="4" svg:d="M7000 16000v1500" svg:viewBox="0 0 1 1501">
          <text:p/>
        </draw:connector>
        <draw:line draw:style-name="gr7" draw:text-style-name="P2" draw:layer="measurelines" svg:x1="7cm" svg:y1="16.5cm" svg:x2="4cm" svg:y2="16.5cm">
          <text:p/>
        </draw:line>
        <draw:line draw:style-name="gr7" draw:text-style-name="P2" draw:layer="measurelines" svg:x1="4cm" svg:y1="16.5cm" svg:x2="4cm" svg:y2="11.5cm">
          <text:p/>
        </draw:line>
        <draw:line draw:style-name="gr8" draw:text-style-name="P2" draw:layer="measurelines" svg:x1="4cm" svg:y1="11.5cm" svg:x2="7cm" svg:y2="11.5cm">
          <text:p/>
        </draw:line>
        <draw:custom-shape draw:style-name="gr1" draw:text-style-name="P1" xml:id="id9" draw:id="id9" draw:layer="layout" svg:width="4cm" svg:height="1.5cm" svg:x="13cm" svg:y="7cm">
          <text:p text:style-name="P1">開始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8" draw:id="id8" draw:layer="layout" svg:width="4cm" svg:height="1.5cm" svg:x="13cm" svg:y="19.5cm">
          <text:p text:style-name="P1">終了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7" draw:id="id7" draw:layer="layout" svg:width="4cm" svg:height="1.5cm" svg:x="13.001cm" svg:y="15.5cm">
          <text:p text:style-name="P1">ESC,サーボ</text:p>
          <text:p text:style-name="P1">制御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6" draw:id="id6" draw:layer="layout" svg:width="4cm" svg:height="1.999cm" svg:x="13cm" svg:y="12.5cm">
          <text:p text:style-name="P1">命令</text:p>
          <text:p text:style-name="P1">読込</text:p>
          <text:p text:style-name="P3">read()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2" draw:layer="measurelines" draw:type="line" svg:x1="15cm" svg:y1="11.5cm" svg:x2="15cm" svg:y2="12.5cm" draw:start-shape="id5" draw:start-glue-point="6" draw:end-shape="id6" draw:end-glue-point="5" svg:d="M15000 11500v1000" svg:viewBox="0 0 1 1001">
          <text:p/>
        </draw:connector>
        <draw:connector draw:style-name="gr11" draw:text-style-name="P2" draw:layer="measurelines" draw:type="line" svg:x1="15cm" svg:y1="14.499cm" svg:x2="15.001cm" svg:y2="15.5cm" draw:start-shape="id6" draw:start-glue-point="8" draw:end-shape="id7" svg:d="M15000 14499l1 1001" svg:viewBox="0 0 2 1002">
          <text:p/>
        </draw:connector>
        <draw:connector draw:style-name="gr12" draw:text-style-name="P2" draw:layer="measurelines" draw:type="line" svg:x1="15.001cm" svg:y1="17cm" svg:x2="15cm" svg:y2="19.5cm" draw:start-shape="id7" draw:start-glue-point="6" draw:end-shape="id8" draw:end-glue-point="4" svg:d="M15001 17000l-1 2500" svg:viewBox="0 0 2 2501">
          <text:p/>
        </draw:connector>
        <draw:line draw:style-name="gr7" draw:text-style-name="P2" draw:layer="measurelines" svg:x1="18.001cm" svg:y1="17.5cm" svg:x2="18cm" svg:y2="10.5cm">
          <text:p/>
        </draw:line>
        <draw:line draw:style-name="gr8" draw:text-style-name="P2" draw:layer="measurelines" svg:x1="18.001cm" svg:y1="17.5cm" svg:x2="15.001cm" svg:y2="17.5cm">
          <text:p/>
        </draw:line>
        <draw:connector draw:style-name="gr13" draw:text-style-name="P2" draw:layer="measurelines" draw:line-skew="1.5cm" svg:x1="9cm" svg:y1="15.25cm" svg:x2="13cm" svg:y2="10.5cm" draw:start-shape="id3" draw:start-glue-point="7" draw:end-shape="id5" draw:end-glue-point="5" svg:d="M9000 15250h3500v-4750h500" svg:viewBox="0 0 4001 4751">
          <text:p/>
        </draw:connector>
        <draw:frame draw:style-name="gr14" draw:text-style-name="P4" draw:layer="measurelines" svg:width="3.216cm" svg:height="0.967cm" svg:x="9.184cm" svg:y="13.733cm">
          <draw:text-box>
            <text:p>100ms 毎</text:p>
          </draw:text-box>
        </draw:frame>
        <draw:g draw:name="appointment 1">
          <draw:custom-shape draw:style-name="gr15" draw:text-style-name="P5" draw:layer="measurelines" svg:width="1cm" svg:height="1cm" svg:x="10.3cm" svg:y="14.4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6" draw:layer="measurelines" svg:width="0.5cm" svg:height="0.5cm" svg:x="10.552cm" svg:y="14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7" draw:text-style-name="P7" draw:layer="measurelines" svg:width="0.187cm" svg:height="0.124cm" draw:transform="rotate (-1.5707963267949) translate (10.925cm 14.711cm)" svg:viewBox="0 0 188 125" draw:points="0,125 188,125 188,0">
            <text:p/>
          </draw:polyline>
        </draw:g>
        <draw:frame draw:style-name="gr18" draw:text-style-name="P4" draw:layer="measurelines" svg:width="4.168cm" svg:height="0.967cm" svg:x="5cm" svg:y="5.033cm">
          <draw:text-box>
            <text:p>スマホApp側</text:p>
          </draw:text-box>
        </draw:frame>
        <draw:frame draw:style-name="gr19" draw:text-style-name="P4" draw:layer="measurelines" svg:width="4.447cm" svg:height="0.967cm" svg:x="12.653cm" svg:y="5.033cm">
          <draw:text-box>
            <text:p>RC(ESP32)側</text:p>
          </draw:text-box>
        </draw:frame>
        <draw:custom-shape draw:style-name="gr20" draw:text-style-name="P1" xml:id="id5" draw:id="id5" draw:layer="layout" svg:width="4cm" svg:height="2cm" svg:x="13cm" svg:y="9.5cm">
          <text:p text:style-name="P1"><text:span text:style-name="T1">データある？</text:span></text:p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2" draw:layer="measurelines" svg:x1="17cm" svg:y1="10.5cm" svg:x2="18cm" svg:y2="10.5cm">
          <text:p/>
        </draw:line>
        <draw:connector draw:style-name="gr21" draw:text-style-name="P2" draw:layer="measurelines" draw:type="line" svg:x1="15cm" svg:y1="8.5cm" svg:x2="15cm" svg:y2="9.5cm" draw:start-shape="id9" draw:start-glue-point="6" draw:end-shape="id5" svg:d="M15000 8500v1000" svg:viewBox="0 0 1 1001">
          <text:p/>
        </draw:connector>
        <draw:frame draw:style-name="gr22" draw:text-style-name="P4" draw:layer="measurelines" svg:width="1.772cm" svg:height="0.95cm" svg:x="14.825cm" svg:y="11.401cm">
          <draw:text-box>
            <text:p>ある</text:p>
          </draw:text-box>
        </draw:frame>
        <draw:frame draw:style-name="gr22" draw:text-style-name="P4" draw:layer="measurelines" svg:width="1.772cm" svg:height="0.95cm" svg:x="16.6cm" svg:y="9.55cm">
          <draw:text-box>
            <text:p>ない</text:p>
          </draw:text-box>
        </draw:frame>
        <draw:frame draw:style-name="gr23" draw:text-style-name="P4" draw:layer="measurelines" svg:width="2.61cm" svg:height="0.763cm" svg:x="13.77cm" svg:y="10.582cm">
          <draw:text-box>
            <text:p><text:span text:style-name="T1">available()</text:span></text:p>
          </draw:text-box>
        </draw:frame>
        <draw:line draw:style-name="gr7" draw:text-style-name="P2" draw:layer="measurelines" svg:x1="15cm" svg:y1="18.5cm" svg:x2="19cm" svg:y2="18.5cm">
          <text:p/>
        </draw:line>
        <draw:line draw:style-name="gr7" draw:text-style-name="P2" draw:layer="measurelines" svg:x1="19cm" svg:y1="18.499cm" svg:x2="19cm" svg:y2="8.999cm">
          <text:p/>
        </draw:line>
        <draw:line draw:style-name="gr8" draw:text-style-name="P2" draw:layer="measurelines" svg:x1="19cm" svg:y1="8.999cm" svg:x2="15cm" svg:y2="8.999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1" draw:display-name="線の終点 11" svg:viewBox="0 0 20 20" svg:d="M0 20l10-20 10 20z"/>
    <draw:marker draw:name="線の終点_20_12" draw:display-name="線の終点 12" svg:viewBox="0 0 20 20" svg:d="M0 20l10-20 10 20z"/>
    <draw:marker draw:name="線の終点_20_13" draw:display-name="線の終点 13" svg:viewBox="0 0 20 20" svg:d="M0 20l10-20 10 20z"/>
    <draw:marker draw:name="線の終点_20_14" draw:display-name="線の終点 14" svg:viewBox="0 0 20 20" svg:d="M0 20l10-20 10 20z"/>
    <draw:marker draw:name="線の終点_20_18" draw:display-name="線の終点 18" svg:viewBox="0 0 20 20" svg:d="M0 20l10-20 10 20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8-26T11:11:19.511000000</dc:date>
    <meta:editing-duration>PT33M55S</meta:editing-duration>
    <meta:editing-cycles>16</meta:editing-cycles>
    <meta:generator>LibreOffice/7.2.7.2$Windows_X86_64 LibreOffice_project/8d71d29d553c0f7dcbfa38fbfda25ee34cce99a2</meta:generator>
    <meta:document-statistic meta:object-count="36"/>
  </office:meta>
</office:document-meta>
</file>